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om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emoron Tanguy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Vallin Baptiste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reban Alexandre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Tomasello Basile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rot Baptiste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ehmann Arthur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oivin Nino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ollereau Pierre-Louis<text:s/>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Vieillard Baptiste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Gaillardin Hugo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ertholon Kilian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imon JB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harau Maxime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Desforges Remi</text:p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kilian bertholon</meta:initial-creator>
    <dc:creator>kilian bertholon</dc:creator>
    <meta:creation-date>2023-07-20T09:08:54Z</meta:creation-date>
    <dc:date>2023-07-21T07:19:20Z</dc:date>
  </office:meta>
</office:document-meta>
</file>